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bb04" officeooo:paragraph-rsid="0005bb04"/>
    </style:style>
    <style:style style:name="P2" style:family="paragraph" style:parent-style-name="Standard">
      <style:text-properties officeooo:rsid="000618df" officeooo:paragraph-rsid="000618df"/>
    </style:style>
    <style:style style:name="P3" style:family="paragraph" style:parent-style-name="Standard">
      <style:text-properties officeooo:rsid="0007827b" officeooo:paragraph-rsid="0007827b"/>
    </style:style>
    <style:style style:name="P4" style:family="paragraph" style:parent-style-name="Standard">
      <style:text-properties officeooo:rsid="00084ee1" officeooo:paragraph-rsid="00084ee1"/>
    </style:style>
    <style:style style:name="P5" style:family="paragraph" style:parent-style-name="Standard">
      <style:text-properties officeooo:rsid="000a3088" officeooo:paragraph-rsid="000a3088"/>
    </style:style>
    <style:style style:name="P6" style:family="paragraph" style:parent-style-name="Standard">
      <style:text-properties fo:font-weight="bold" officeooo:rsid="000a3088" officeooo:paragraph-rsid="000a3088" style:font-weight-asian="bold" style:font-weight-complex="bold"/>
    </style:style>
    <style:style style:name="P7" style:family="paragraph" style:parent-style-name="Standard">
      <style:text-properties fo:font-weight="bold" officeooo:rsid="001341df" officeooo:paragraph-rsid="001341df" style:font-weight-asian="bold" style:font-weight-complex="bold"/>
    </style:style>
    <style:style style:name="P8" style:family="paragraph" style:parent-style-name="Standard">
      <style:text-properties fo:font-weight="bold" officeooo:rsid="00153a6a" officeooo:paragraph-rsid="00153a6a" style:font-weight-asian="bold" style:font-weight-complex="bold"/>
    </style:style>
    <style:style style:name="P9" style:family="paragraph" style:parent-style-name="Standard">
      <style:text-properties fo:font-weight="bold" officeooo:rsid="0016e70d" officeooo:paragraph-rsid="0016e70d" style:font-weight-asian="bold" style:font-weight-complex="bold"/>
    </style:style>
    <style:style style:name="P10" style:family="paragraph" style:parent-style-name="Standard">
      <style:text-properties fo:font-weight="bold" officeooo:rsid="001bd491" officeooo:paragraph-rsid="001bd491" style:font-weight-asian="bold" style:font-weight-complex="bold"/>
    </style:style>
    <style:style style:name="P11" style:family="paragraph" style:parent-style-name="Standard">
      <style:text-properties officeooo:rsid="000b6fcf" officeooo:paragraph-rsid="000b6fcf"/>
    </style:style>
    <style:style style:name="P12" style:family="paragraph" style:parent-style-name="Standard">
      <style:text-properties officeooo:rsid="000c7f7f" officeooo:paragraph-rsid="000c7f7f"/>
    </style:style>
    <style:style style:name="P13" style:family="paragraph" style:parent-style-name="Standard">
      <style:text-properties officeooo:rsid="000d6174" officeooo:paragraph-rsid="000d6174"/>
    </style:style>
    <style:style style:name="P14" style:family="paragraph" style:parent-style-name="Standard">
      <style:text-properties officeooo:rsid="000db852" officeooo:paragraph-rsid="000db852"/>
    </style:style>
    <style:style style:name="P15" style:family="paragraph" style:parent-style-name="Standard">
      <style:text-properties officeooo:rsid="000dc576" officeooo:paragraph-rsid="000dc576"/>
    </style:style>
    <style:style style:name="P16" style:family="paragraph" style:parent-style-name="Standard">
      <style:text-properties officeooo:rsid="000e0581" officeooo:paragraph-rsid="000e0581"/>
    </style:style>
    <style:style style:name="P17" style:family="paragraph" style:parent-style-name="Standard">
      <style:text-properties officeooo:rsid="000e4daa" officeooo:paragraph-rsid="000e4daa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bold" officeooo:rsid="000e4daa" officeooo:paragraph-rsid="000e4daa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normal" style:text-underline-style="none" fo:font-weight="normal" officeooo:rsid="000e4daa" officeooo:paragraph-rsid="000e4da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weight="normal" officeooo:rsid="0016e70d" officeooo:paragraph-rsid="0016e70d" style:font-weight-asian="normal" style:font-weight-complex="normal"/>
    </style:style>
    <style:style style:name="P21" style:family="paragraph" style:parent-style-name="Standard">
      <style:text-properties fo:font-weight="normal" officeooo:rsid="001bd491" officeooo:paragraph-rsid="001bd491" style:font-weight-asian="normal" style:font-weight-complex="normal"/>
    </style:style>
    <style:style style:name="P22" style:family="paragraph" style:parent-style-name="Standard">
      <style:text-properties fo:font-weight="normal" officeooo:rsid="001d427e" officeooo:paragraph-rsid="001d427e" style:font-weight-asian="normal" style:font-weight-complex="normal"/>
    </style:style>
    <style:style style:name="P23" style:family="paragraph" style:parent-style-name="Standard">
      <style:text-properties officeooo:rsid="000e5d13" officeooo:paragraph-rsid="000e5d13"/>
    </style:style>
    <style:style style:name="P24" style:family="paragraph" style:parent-style-name="Standard">
      <style:text-properties officeooo:rsid="001207ac" officeooo:paragraph-rsid="001207ac"/>
    </style:style>
    <style:style style:name="P25" style:family="paragraph" style:parent-style-name="Standard">
      <style:text-properties officeooo:rsid="001341df" officeooo:paragraph-rsid="001341df"/>
    </style:style>
    <style:style style:name="P26" style:family="paragraph" style:parent-style-name="Standard">
      <style:text-properties officeooo:rsid="00143829" officeooo:paragraph-rsid="00143829"/>
    </style:style>
    <style:style style:name="P27" style:family="paragraph" style:parent-style-name="Standard">
      <style:text-properties officeooo:rsid="0014731c" officeooo:paragraph-rsid="0014731c"/>
    </style:style>
    <style:style style:name="P28" style:family="paragraph" style:parent-style-name="Standard">
      <style:text-properties officeooo:rsid="001a9030" officeooo:paragraph-rsid="001a9030"/>
    </style:style>
    <style:style style:name="P29" style:family="paragraph" style:parent-style-name="Standard">
      <style:text-properties officeooo:rsid="001d427e" officeooo:paragraph-rsid="001d427e"/>
    </style:style>
    <style:style style:name="P30" style:family="paragraph" style:parent-style-name="Standard">
      <style:text-properties officeooo:rsid="001ea915" officeooo:paragraph-rsid="001ea915"/>
    </style:style>
    <style:style style:name="P31" style:family="paragraph" style:parent-style-name="Standard">
      <style:text-properties officeooo:rsid="0020a015" officeooo:paragraph-rsid="0020a015"/>
    </style:style>
    <style:style style:name="P32" style:family="paragraph" style:parent-style-name="Standard">
      <style:text-properties fo:font-size="15pt" fo:font-weight="bold" officeooo:rsid="0020a015" officeooo:paragraph-rsid="0020a015" style:font-size-asian="15pt" style:font-weight-asian="bold" style:font-size-complex="15pt" style:font-weight-complex="bold"/>
    </style:style>
    <style:style style:name="P33" style:family="paragraph" style:parent-style-name="Standard">
      <style:text-properties officeooo:rsid="0020a015" officeooo:paragraph-rsid="0020a015"/>
    </style:style>
    <style:style style:name="P34" style:family="paragraph" style:parent-style-name="Standard">
      <style:text-properties officeooo:rsid="00234de9" officeooo:paragraph-rsid="00234de9"/>
    </style:style>
    <style:style style:name="T1" style:family="text">
      <style:text-properties officeooo:rsid="000b6fcf"/>
    </style:style>
    <style:style style:name="T2" style:family="text">
      <style:text-properties officeooo:rsid="000d6174"/>
    </style:style>
    <style:style style:name="T3" style:family="text">
      <style:text-properties officeooo:rsid="000e058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e5d13"/>
    </style:style>
    <style:style style:name="T7" style:family="text">
      <style:text-properties officeooo:rsid="000e67df"/>
    </style:style>
    <style:style style:name="T8" style:family="text">
      <style:text-properties officeooo:rsid="001a90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figuration:</text:p>
      <text:p text:style-name="P1">ccmake ../HelloWorld</text:p>
      <text:p text:style-name="P1">press C in configuration</text:p>
      <text:p text:style-name="P1">ls</text:p>
      <text:p text:style-name="P1">can see: <text:s/>MakeFile <text:s/>camke_install.cmake <text:s/>CmakeCache.txt in build</text:p>
      <text:p text:style-name="P1"/>
      <text:p text:style-name="P2">see: <text:s/>itk image file reader</text:p>
      <text:p text:style-name="P1"/>
      <text:p text:style-name="P2">after add imagefilereader in the <text:s/>c++ file</text:p>
      <text:p text:style-name="P2">do: make</text:p>
      <text:p text:style-name="P3">then do: ./HelloWorld ../data/SubjectA_T1.nrrd test.nii.gz</text:p>
      <text:p text:style-name="P3"/>
      <text:p text:style-name="P4">ACCRE <text:span text:style-name="T3">(upload files)</text:span></text:p>
      <text:p text:style-name="P4">sftp(replace ssh) <text:a xlink:type="simple" xlink:href="mailto:hud4@login.accre.vanderbilt.edu" text:style-name="Internet_20_link" text:visited-style-name="Visited_20_Internet_20_Link">hud4@login.accre.vanderbilt.edu</text:a></text:p>
      <text:p text:style-name="P4">ls</text:p>
      <text:p text:style-name="P4">lls</text:p>
      <text:p text:style-name="P4">put * (upload all files)</text:p>
      <text:p text:style-name="P4">get *</text:p>
      <text:p text:style-name="P4">pwd</text:p>
      <text:p text:style-name="P4">lpwd</text:p>
      <text:p text:style-name="P4">cd (working on ACCRE)</text:p>
      <text:p text:style-name="P4">lcd (working on local)</text:p>
      <text:p text:style-name="P4"/>
      <text:p text:style-name="P5">do ssh <text:a xlink:type="simple" xlink:href="mailto:hud4@login.accre.vanderbilt.edu" text:style-name="Internet_20_link" text:visited-style-name="Visited_20_Internet_20_Link">hud4@login.accre.vanderbilt.edu</text:a></text:p>
      <text:p text:style-name="P5">mkdir HelloWorld</text:p>
      <text:p text:style-name="P5">mv CmakeList.txt HelloWorld/</text:p>
      <text:p text:style-name="P5">mv <text:span text:style-name="T2">(all other thing)</text:span></text:p>
      <text:p text:style-name="P5"/>
      <text:p text:style-name="P6">install ITK cmake and compiler on ACCRE</text:p>
      <text:p text:style-name="P28">module load GCCcore/.5.4.0</text:p>
      <text:p text:style-name="P5">module load GCC/5.4.0-2.26</text:p>
      <text:p text:style-name="P5">module –<text:span text:style-name="T1">show-hidden </text:span>load ITK/.4.12.2-Python-2.7.12</text:p>
      <text:p text:style-name="P5">module load C<text:span text:style-name="T8">M</text:span>ake</text:p>
      <text:p text:style-name="P5">module list (module purge)</text:p>
      <text:p text:style-name="P11">module load VTK/.6.3.0-Python-2.7.12</text:p>
      <text:p text:style-name="P12">module load Pango/.1.40.3</text:p>
      <text:p text:style-name="P13">module save cs8395-modules</text:p>
      <text:p text:style-name="P13">ls ~/.lmod.d/</text:p>
      <text:p text:style-name="P13">module restore cs8395-modules (module saved even if you purge it)</text:p>
      <text:p text:style-name="P13"/>
      <text:p text:style-name="P14">Start run code</text:p>
      <text:p text:style-name="P14">ccmake ../HelloWorld</text:p>
      <text:p text:style-name="P15"/>
      <text:p text:style-name="P15">in configuration:</text:p>
      <text:p text:style-name="P14">*Rele<text:span text:style-name="T6">a</text:span>se</text:p>
      <text:p text:style-name="P14">*/usr/local</text:p>
      <text:p text:style-name="P14">*/ </text:p>
      <text:p text:style-name="P15">after configuration:</text:p>
      <text:p text:style-name="P15"/>
      <text:p text:style-name="P15"><text:soft-page-break/>do: make</text:p>
      <text:p text:style-name="P15">(same with things done in local)</text:p>
      <text:p text:style-name="P16">do ; ./HelloWorld ./1000_3.nii.gz test.nii.gz</text:p>
      <text:p text:style-name="P16"/>
      <text:p text:style-name="P16">do : <text:span text:style-name="T4">home/</text:span><text:span text:style-name="T5">oguzi/bin/itksnap -g test.nii.gz</text:span></text:p>
      <text:p text:style-name="P5"/>
      <text:p text:style-name="P5"/>
      <text:p text:style-name="P18"># Cmake and ITK installation and quick startup</text:p>
      <text:p text:style-name="P19">1. Download cmake from <text:a xlink:type="simple" xlink:href="https://cmake.org/download/" text:style-name="Internet_20_link" text:visited-style-name="Visited_20_Internet_20_Link">https://cmake.org/download/</text:a></text:p>
      <text:p text:style-name="P19">2. sudo tar xvzf (cmake.verison.tar.gz) -C /usr/local/bin/</text:p>
      <text:p text:style-name="P19">3. cd /usr/local/bin/cmake.version/</text:p>
      <text:p text:style-name="P19">4. sudo ./configure</text:p>
      <text:p text:style-name="P19">5. sudo make</text:p>
      <text:p text:style-name="P19">6. sudo make install</text:p>
      <text:p text:style-name="P19"/>
      <text:p text:style-name="P19">Then check cmake -verison finally</text:p>
      <text:p text:style-name="P17"/>
      <text:p text:style-name="P23">7. sudo apt-get install cmake-curses-gui <text:span text:style-name="T7">( otherwise you don’t have ccmake )</text:span></text:p>
      <text:p text:style-name="P23"/>
      <text:p text:style-name="P23"/>
      <text:p text:style-name="P24">Class Sep.20</text:p>
      <text:p text:style-name="P24">ACCRE tutorial</text:p>
      <text:p text:style-name="P24"/>
      <text:p text:style-name="P24">vi pi.slurm (include the #email #memory use #other..)</text:p>
      <text:p text:style-name="P24">sbash pi.slurm</text:p>
      <text:p text:style-name="P24"/>
      <text:p text:style-name="P24"/>
      <text:p text:style-name="P7">Get the envionment ready</text:p>
      <text:p text:style-name="P25">ml Anaconda3</text:p>
      <text:p text:style-name="P25">source activate (earth)</text:p>
      <text:p text:style-name="P24"/>
      <text:p text:style-name="P25">or write these in a slurm script</text:p>
      <text:p text:style-name="P25"/>
      <text:p text:style-name="P25">#SBASH --<text:a xlink:type="simple" xlink:href="mailto:mail-user%3Ddewei.hu@vanderbilt.edu" text:style-name="Internet_20_link" text:visited-style-name="Visited_20_Internet_20_Link">mail-user=dewei.hu@vanderbilt.edu</text:a></text:p>
      <text:p text:style-name="P25">#SBASH --mail-type=all</text:p>
      <text:p text:style-name="P25">#SBASH --mem=2G</text:p>
      <text:p text:style-name="P25"/>
      <text:p text:style-name="P25"/>
      <text:p text:style-name="P25"/>
      <text:p text:style-name="P25"/>
      <text:p text:style-name="P25">sbatch earth.slurm</text:p>
      <text:p text:style-name="P26">rtracejob (jobID) : <text:s/>to see the program process</text:p>
      <text:p text:style-name="P27">squeue -u hud4 : <text:s/></text:p>
      <text:p text:style-name="P27"/>
      <text:p text:style-name="P27"/>
      <text:p text:style-name="P27"/>
      <text:p text:style-name="P27"/>
      <text:p text:style-name="P27"/>
      <text:p text:style-name="P27"/>
      <text:p text:style-name="P8"><text:soft-page-break/>Filtering by ITK</text:p>
      <text:p text:style-name="P8"/>
      <text:p text:style-name="P9">sftp:</text:p>
      <text:p text:style-name="P20">put filtering.cxx,</text:p>
      <text:p text:style-name="P20">put CmakeLists.txt</text:p>
      <text:p text:style-name="P8"/>
      <text:p text:style-name="P20">(only work on T_2 images)</text:p>
      <text:p text:style-name="P9">ACCRE:</text:p>
      <text:p text:style-name="P20">mkdir filtering</text:p>
      <text:p text:style-name="P20">ls filtering*</text:p>
      <text:p text:style-name="P20">emacs -nw</text:p>
      <text:p text:style-name="P20"/>
      <text:p text:style-name="P20"/>
      <text:p text:style-name="P20"/>
      <text:p text:style-name="P10">Class 3:</text:p>
      <text:p text:style-name="P21"/>
      <text:p text:style-name="P22">ssh <text:a xlink:type="simple" xlink:href="mailto:hud4@login.accre.vanderbilt.edu" text:style-name="Internet_20_link" text:visited-style-name="Visited_20_Internet_20_Link">hud4@login.accre.vanderbilt.edu</text:a> -Y(or -i)</text:p>
      <text:p text:style-name="P29">module purge</text:p>
      <text:p text:style-name="P29">module load free surfer</text:p>
      <text:p text:style-name="P29">module --show-hidden load libpng/1.2.58</text:p>
      <text:p text:style-name="P29"/>
      <text:p text:style-name="P29">freeview</text:p>
      <text:p text:style-name="P29"/>
      <text:p text:style-name="P30">(slicer can open all free surfer files)</text:p>
      <text:p text:style-name="P30"/>
      <text:p text:style-name="P30"/>
      <text:p text:style-name="P30"/>
      <text:p text:style-name="P30"/>
      <text:p text:style-name="P32">Brain Segmentation</text:p>
      <text:p text:style-name="P32"/>
      <text:p text:style-name="P31">Hippocampus: memory</text:p>
      <text:p text:style-name="P31">putamen: motor function</text:p>
      <text:p text:style-name="P31"/>
      <text:p text:style-name="P31">volume shape texture</text:p>
      <text:p text:style-name="P31">tracking change </text:p>
      <text:p text:style-name="P31"/>
      <text:p text:style-name="P31">Requirements: accurate, robust, fast</text:p>
      <text:p text:style-name="P31">Struggle: different structures are not clearly delineated</text:p>
      <text:p text:style-name="P31"/>
      <text:p text:style-name="P31">1, Atlas-based segmentation</text:p>
      <text:p text:style-name="P31">ATLAS: </text:p>
      <text:p text:style-name="P31">(1) A template to align MRI (deformable)</text:p>
      <text:p text:style-name="P31">(2) A representation of brain structure</text:p>
      <text:p text:style-name="P31">(3) A coordinate system<text:tab/></text:p>
      <text:p text:style-name="P31"/>
      <text:p text:style-name="P31"/>
      <text:p text:style-name="P31"/>
      <text:p text:style-name="P31"/>
      <text:p text:style-name="P34"><text:soft-page-break/>CLP:</text:p>
      <text:p text:style-name="P34"/>
      <text:p text:style-name="P34">&gt;&gt;cd tclap</text:p>
      <text:p text:style-name="P34">&gt;&gt;make</text:p>
      <text:p text:style-name="P34"/>
      <text:p text:style-name="P34">&gt;&gt;cd ../</text:p>
      <text:p text:style-name="P34">&gt;&gt;mkdir ModuleDescriptionParser-build</text:p>
      <text:p text:style-name="P34">&gt;&gt;cd ModuleDescriptionParser-build/</text:p>
      <text:p text:style-name="P34">&gt;&gt;ccmake ../ModuleDescriptionParser</text:p>
      <text:p text:style-name="P34"/>
      <text:p text:style-name="P34">CMAKE_BUILD_TYPE: Release</text:p>
      <text:p text:style-name="P34">ModuleDescriptionParser_DIR: 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4:10:41.701820019</meta:creation-date>
    <dc:date>2019-11-21T08:20:43.871581592</dc:date>
    <meta:editing-duration>P1DT6H56M40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4" meta:paragraph-count="105" meta:word-count="353" meta:character-count="2592" meta:non-whitespace-character-count="2335"/>
  </office:meta>
</office:document-meta>
</file>